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35be"/>
    </style:style>
    <style:style style:name="T1" style:family="text">
      <style:text-properties officeooo:rsid="000b35be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b35b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b35b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6">{{ object.identifier }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38:09.492329162</meta:creation-date>
    <dc:date>2019-09-05T14:40:45.048942922</dc:date>
    <meta:editing-duration>PT2M36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2.4.2$MacOSX_X86_64 LibreOffice_project/2412653d852ce75f65fbfa83fb7e7b669a126d64</meta:generator>
  </office:meta>
</office:document-meta>
</file>